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ImageIO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ImageIO.getFallbackBufferedImage( ImageReader reader , int pageIndex , ImageReadParam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mageLoaderImageIO.ImageLoaderImageIO( ImageFlavor targetFlav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LoaderImageIO.loadImage( ImageInfo info , Map hints , ImageSessionContext sessio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3">
            <text:p text:style-name="Table_20_Contents"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